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4000000FC0F664BBF831528A0.png" manifest:media-type="image/png"/>
  <manifest:file-entry manifest:full-path="Pictures/10000201000000B4000000FC1FCF0276D187CA07.png" manifest:media-type="image/png"/>
  <manifest:file-entry manifest:full-path="Pictures/10000201000000B4000000FCE866CF3EEE532A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25cm" svg:y="0.319cm" svg:width="6.348cm" svg:height="8.888cm" draw:z-index="0"><draw:image xlink:href="Pictures/10000201000000B4000000FC0F664BBF831528A0.png" xlink:type="simple" xlink:show="embed" xlink:actuate="onLoad" loext:mime-type="image/png"/></draw:frame><draw:frame draw:style-name="fr1" draw:name="Imagen2" text:anchor-type="paragraph" svg:x="7.629cm" svg:y="0.37cm" svg:width="6.348cm" svg:height="8.888cm" draw:z-index="1"><draw:image xlink:href="Pictures/10000201000000B4000000FCE866CF3EEE532A5E.png" xlink:type="simple" xlink:show="embed" xlink:actuate="onLoad" loext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0.141cm" svg:y="0cm" svg:width="6.348cm" svg:height="8.888cm" draw:z-index="2"><draw:image xlink:href="Pictures/10000201000000B4000000FC1FCF0276D187CA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22:39:22.545461708</meta:creation-date>
    <dc:date>2020-12-03T22:41:59.571426460</dc:date>
    <meta:editing-duration>PT2M37S</meta:editing-duration>
    <meta:editing-cycles>1</meta:editing-cycles>
    <meta:document-statistic meta:table-count="0" meta:image-count="3" meta:object-count="0" meta:page-count="1" meta:paragraph-count="1" meta:word-count="0" meta:character-count="2" meta:non-whitespace-character-count="0"/>
    <meta:generator>LibreOffice/6.0.7.3$Linux_X86_64 LibreOffice_project/00m0$Build-3</meta:generator>
  </office:meta>
</office:document-meta>
</file>